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Bub" svg:font-family="Bub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 style:master-page-name="">
      <style:table-properties style:width="18.002cm" style:page-number="auto" table:align="margins"/>
    </style:style>
    <style:style style:name="Tableau1.A" style:family="table-column">
      <style:table-column-properties style:column-width="9.001cm" style:rel-column-width="5103*"/>
    </style:style>
    <style:style style:name="Tableau1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1.A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807cm" table:align="margins"/>
    </style:style>
    <style:style style:name="Tableau2.A" style:family="table-column">
      <style:table-column-properties style:column-width="0.531cm" style:rel-column-width="332*"/>
    </style:style>
    <style:style style:name="Tableau2.B" style:family="table-column">
      <style:table-column-properties style:column-width="1.655cm" style:rel-column-width="1034*"/>
    </style:style>
    <style:style style:name="Tableau2.D" style:family="table-column">
      <style:table-column-properties style:column-width="1.656cm" style:rel-column-width="1035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="0.5pt solid #000000"/>
    </style:style>
    <style:style style:name="Tableau3" style:family="table">
      <style:table-properties style:width="8.807cm" table:align="margins"/>
    </style:style>
    <style:style style:name="Tableau3.A" style:family="table-column">
      <style:table-column-properties style:column-width="0.531cm" style:rel-column-width="332*"/>
    </style:style>
    <style:style style:name="Tableau3.B" style:family="table-column">
      <style:table-column-properties style:column-width="1.655cm" style:rel-column-width="1034*"/>
    </style:style>
    <style:style style:name="Tableau3.D" style:family="table-column">
      <style:table-column-properties style:column-width="1.656cm" style:rel-column-width="103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6" style:family="table">
      <style:table-properties style:width="8.807cm" fo:margin-left="0cm" fo:margin-top="0cm" fo:margin-bottom="0.199cm" table:align="left"/>
    </style:style>
    <style:style style:name="Tableau6.A" style:family="table-column">
      <style:table-column-properties style:column-width="4.403cm"/>
    </style:style>
    <style:style style:name="Tableau6.B" style:family="table-column">
      <style:table-column-properties style:column-width="4.404cm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801cm"/>
    </style:style>
    <style:style style:name="Tableau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4" style:family="table">
      <style:table-properties style:width="8.807cm" table:align="margins"/>
    </style:style>
    <style:style style:name="Tableau4.A" style:family="table-column">
      <style:table-column-properties style:column-width="0.586cm" style:rel-column-width="332*"/>
    </style:style>
    <style:style style:name="Tableau4.B" style:family="table-column">
      <style:table-column-properties style:column-width="1.175cm" style:rel-column-width="66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.097cm" fo:border="0.5pt solid #000000"/>
    </style:style>
    <style:style style:name="Tableau17" style:family="table">
      <style:table-properties style:width="8.807cm" table:align="margins"/>
    </style:style>
    <style:style style:name="Tableau17.A" style:family="table-column">
      <style:table-column-properties style:column-width="0.586cm" style:rel-column-width="332*"/>
    </style:style>
    <style:style style:name="Tableau17.B" style:family="table-column">
      <style:table-column-properties style:column-width="1.175cm" style:rel-column-width="665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H1" style:family="table-cell">
      <style:table-cell-properties style:vertical-align="middle" fo:padding="0.097cm" fo:border="0.5pt solid #000000"/>
    </style:style>
    <style:style style:name="Tableau18" style:family="table">
      <style:table-properties style:width="8.807cm" table:align="margins"/>
    </style:style>
    <style:style style:name="Tableau18.A" style:family="table-column">
      <style:table-column-properties style:column-width="0.586cm" style:rel-column-width="332*"/>
    </style:style>
    <style:style style:name="Tableau18.B" style:family="table-column">
      <style:table-column-properties style:column-width="4.11cm" style:rel-column-width="2330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style:vertical-align="middle" fo:padding="0.097cm" fo:border="0.5pt solid #000000"/>
    </style:style>
    <style:style style:name="Tableau19" style:family="table">
      <style:table-properties style:width="8.807cm" table:align="margins"/>
    </style:style>
    <style:style style:name="Tableau19.A" style:family="table-column">
      <style:table-column-properties style:column-width="0.586cm" style:rel-column-width="332*"/>
    </style:style>
    <style:style style:name="Tableau19.B" style:family="table-column">
      <style:table-column-properties style:column-width="1.175cm" style:rel-column-width="66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style:vertical-align="middle" fo:padding="0.097cm" fo:border="0.5pt solid #000000"/>
    </style:style>
    <style:style style:name="Tableau5" style:family="table">
      <style:table-properties style:width="17.985cm" fo:margin-left="0cm" table:align="left"/>
    </style:style>
    <style:style style:name="Tableau5.A" style:family="table-column">
      <style:table-column-properties style:column-width="9.488cm"/>
    </style:style>
    <style:style style:name="Tableau5.B" style:family="table-column">
      <style:table-column-properties style:column-width="8.497cm"/>
    </style:style>
    <style:style style:name="Tableau5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5.B1" style:family="table-cell">
      <style:table-cell-properties fo:padding-left="0.191cm" fo:padding-right="0.191cm" fo:padding-top="0cm" fo:padding-bottom="0cm" fo:border="none" style:writing-mode="lr-tb"/>
    </style:style>
    <style:style style:name="Tableau7" style:family="table">
      <style:table-properties style:width="7.387cm" fo:margin-left="0.64cm" fo:margin-top="0cm" fo:margin-bottom="0.199cm" table:align="left"/>
    </style:style>
    <style:style style:name="Tableau7.A" style:family="table-column">
      <style:table-column-properties style:column-width="3.694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8" style:family="table">
      <style:table-properties style:width="8.116cm" fo:margin-top="0cm" fo:margin-bottom="0.199cm" table:align="margins"/>
    </style:style>
    <style:style style:name="Tableau8.A" style:family="table-column">
      <style:table-column-properties style:column-width="0.737cm" style:rel-column-width="5957*"/>
    </style:style>
    <style:style style:name="Tableau8.E" style:family="table-column">
      <style:table-column-properties style:column-width="0.737cm" style:rel-column-width="595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K1" style:family="table-cell">
      <style:table-cell-properties fo:padding="0.097cm" fo:border="0.5pt solid #000000"/>
    </style:style>
    <style:style style:name="P1" style:family="paragraph" style:parent-style-name="Heading_20_1" style:list-style-name="" style:master-page-name="Standard">
      <style:paragraph-properties style:page-number="0" fo:break-before="page"/>
    </style:style>
    <style:style style:name="P2" style:family="paragraph" style:parent-style-name="Normal">
      <style:text-properties officeooo:rsid="00248910" officeooo:paragraph-rsid="0027fcc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48910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48910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00%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62286" officeooo:paragraph-rsid="00262286" style:font-size-asian="10pt" style:font-size-complex="10pt"/>
    </style:style>
    <style:style style:name="P8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48910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248910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248910" officeooo:paragraph-rsid="00248910"/>
    </style:style>
    <style:style style:name="P11" style:family="paragraph" style:parent-style-name="Table_20_Contents">
      <style:paragraph-properties fo:margin-top="0cm" fo:margin-bottom="0cm" style:contextual-spacing="false" fo:line-height="100%" fo:keep-together="always" fo:hyphenation-ladder-count="no-limit" fo:hyphenation-keep="page" loext:hyphenation-keep-type="always"/>
      <style:text-properties officeooo:rsid="002bef3e" officeooo:paragraph-rsid="002bef3e" fo:hyphenate="false" fo:hyphenation-remain-char-count="1" fo:hyphenation-push-char-count="1" loext:hyphenation-no-caps="true" loext:hyphenation-no-last-word="true" loext:hyphenation-word-char-count="4" loext:hyphenation-zone="no-limit" loext:hyphenation-compound-remain-char-count="2"/>
    </style:style>
    <style:style style:name="P12" style:family="paragraph" style:parent-style-name="Table_20_Contents">
      <style:paragraph-properties fo:margin-top="0cm" fo:margin-bottom="0cm" style:contextual-spacing="false" fo:line-height="100%" fo:hyphenation-ladder-count="no-limit" fo:hyphenation-keep="page" loext:hyphenation-keep-type="always"/>
      <style:text-properties officeooo:rsid="002bef3e" officeooo:paragraph-rsid="002bef3e" fo:hyphenate="false" fo:hyphenation-remain-char-count="1" fo:hyphenation-push-char-count="1" loext:hyphenation-no-caps="true" loext:hyphenation-no-last-word="true" loext:hyphenation-word-char-count="4" loext:hyphenation-zone="no-limit" loext:hyphenation-compound-remain-char-count="2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02bef3e" officeooo:paragraph-rsid="002bef3e" style:font-weight-asian="bold" style:font-weight-complex="bold"/>
    </style:style>
    <style:style style:name="P14" style:family="paragraph" style:parent-style-name="Sans_20_interligne">
      <style:paragraph-properties fo:text-align="center" style:justify-single-word="false"/>
      <style:text-properties fo:font-weight="bold" officeooo:paragraph-rsid="002bef3e" style:font-weight-asian="bold" style:font-weight-complex="bold"/>
    </style:style>
    <style:style style:name="P15" style:family="paragraph" style:parent-style-name="Sans_20_interligne">
      <style:paragraph-properties fo:margin-top="0cm" fo:margin-bottom="0cm" style:contextual-spacing="false" fo:text-align="center" style:justify-single-word="false"/>
      <style:text-properties officeooo:paragraph-rsid="002bef3e"/>
    </style:style>
    <style:style style:name="P16" style:family="paragraph" style:parent-style-name="Sans_20_interligne">
      <style:paragraph-properties fo:text-align="center" style:justify-single-word="false"/>
      <style:text-properties officeooo:rsid="002bef3e" officeooo:paragraph-rsid="002bef3e"/>
    </style:style>
    <style:style style:name="P17" style:family="paragraph" style:parent-style-name="Sans_20_interligne">
      <style:text-properties fo:font-size="6pt" officeooo:paragraph-rsid="002bef3e" style:font-size-asian="5.25pt" style:font-size-complex="6pt"/>
    </style:style>
    <style:style style:name="P18" style:family="paragraph" style:parent-style-name="Sans_20_interligne">
      <style:paragraph-properties fo:margin-top="0cm" fo:margin-bottom="0cm" style:contextual-spacing="false" fo:text-align="center" style:justify-single-word="false"/>
      <style:text-properties officeooo:rsid="002bef3e" officeooo:paragraph-rsid="002bef3e"/>
    </style:style>
    <style:style style:name="P19" style:family="paragraph" style:parent-style-name="Table_20_Contents">
      <style:paragraph-properties fo:margin-top="0cm" fo:margin-bottom="0cm" style:contextual-spacing="false" fo:line-height="100%"/>
      <style:text-properties officeooo:rsid="00248910" officeooo:paragraph-rsid="00262286"/>
    </style:style>
    <style:style style:name="P20" style:family="paragraph" style:parent-style-name="Table_20_Contents">
      <style:paragraph-properties fo:margin-top="0cm" fo:margin-bottom="0cm" style:contextual-spacing="false" fo:line-height="100%"/>
      <style:text-properties fo:font-size="10pt" officeooo:paragraph-rsid="00262286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48910" officeooo:paragraph-rsid="00262286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248910" officeooo:paragraph-rsid="00262286" style:font-weight-asian="bold" style:font-weight-complex="bold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officeooo:rsid="0027fcc9" officeooo:paragraph-rsid="0027fcc9" style:font-size-asian="10pt" style:font-size-complex="10pt"/>
    </style:style>
    <style:style style:name="P24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7fcc9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96dd5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rsid="0027fcc9" officeooo:paragraph-rsid="00286472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Preformatted">
      <loext:graphic-properties draw:fill="none"/>
      <style:paragraph-properties fo:margin-left="0cm" fo:margin-right="0cm" fo:margin-top="0cm" fo:margin-bottom="0cm" style:contextual-spacing="false" fo:line-height="104%" fo:hyphenation-ladder-count="no-limit" fo:hyphenation-keep="auto" loext:hyphenation-keep-type="column" fo:text-indent="0cm" style:auto-text-indent="false" fo:background-color="transparent" fo:padding-left="0.141cm" fo:padding-right="0.141cm" fo:padding-top="0.035cm" fo:padding-bottom="0.035cm" fo:border="0.51pt solid #000000" style:shadow="none">
        <style:tab-stops/>
      </style:paragraph-properties>
      <style:text-properties officeooo:paragraph-rsid="0027fcc9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list-style-name="L1"/>
    <style:style style:name="P29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ans_20_interligne">
      <style:paragraph-properties fo:margin-top="0.423cm" fo:margin-bottom="0.423cm" style:contextual-spacing="false"/>
    </style:style>
    <style:style style:name="P31" style:family="paragraph" style:parent-style-name="Sans_20_interligne">
      <style:paragraph-properties fo:margin-top="0.423cm" fo:margin-bottom="0.282cm" style:contextual-spacing="false"/>
    </style:style>
    <style:style style:name="P32" style:family="paragraph" style:parent-style-name="Normal" style:list-style-name="L1">
      <style:text-properties officeooo:rsid="00296dd5" officeooo:paragraph-rsid="00296dd5"/>
    </style:style>
    <style:style style:name="P33" style:family="paragraph" style:parent-style-name="Normal" style:list-style-name="L1">
      <style:text-properties officeooo:paragraph-rsid="00286472"/>
    </style:style>
    <style:style style:name="P34" style:family="paragraph" style:parent-style-name="Table_20_Contents">
      <style:paragraph-properties fo:margin-top="0cm" fo:margin-bottom="0cm" style:contextual-spacing="false" fo:line-height="100%"/>
      <style:text-properties fo:font-size="10pt" officeooo:rsid="002930dd" officeooo:paragraph-rsid="002930dd" style:font-name-asian="Calibri" style:font-size-asian="10pt" style:font-name-complex="Calibri" style:font-size-complex="10pt"/>
    </style:style>
    <style:style style:name="P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286472"/>
    </style:style>
    <style:style style:name="P36" style:family="paragraph" style:parent-style-name="Table_20_Contents">
      <style:paragraph-properties fo:margin-top="0cm" fo:margin-bottom="0cm" style:contextual-spacing="false" fo:line-height="100%"/>
      <style:text-properties fo:font-size="9pt" style:font-name-asian="Calibri" style:font-size-asian="9pt" style:font-name-complex="Calibri" style:font-size-complex="9pt"/>
    </style:style>
    <style:style style:name="P3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officeooo:rsid="002930dd" officeooo:paragraph-rsid="002930dd" style:font-name-asian="Calibri" style:font-size-asian="9pt" style:font-name-complex="Calibri" style:font-size-complex="9pt"/>
    </style:style>
    <style:style style:name="P38" style:family="paragraph" style:parent-style-name="Table_20_Contents">
      <style:paragraph-properties fo:margin-top="0cm" fo:margin-bottom="0cm" style:contextual-spacing="false" fo:line-height="100%"/>
      <style:text-properties fo:font-size="2pt" style:font-name-asian="Calibri" style:font-size-asian="2pt" style:font-name-complex="Calibri" style:font-size-complex="2pt"/>
    </style:style>
    <style:style style:name="P39" style:family="paragraph" style:parent-style-name="Table_20_Contents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 style:font-size-complex="10pt"/>
    </style:style>
    <style:style style:name="T1" style:family="text">
      <style:text-properties officeooo:rsid="002489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ef3e"/>
    </style:style>
    <style:style style:name="T4" style:family="text">
      <style:text-properties officeooo:rsid="0026228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officeooo:rsid="00262286" style:font-weight-asian="bold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96dd5"/>
    </style:style>
    <style:style style:name="T10" style:family="text">
      <style:text-properties officeooo:rsid="00286472"/>
    </style:style>
    <style:style style:name="T11" style:family="text">
      <style:text-properties fo:font-weight="bold" officeooo:rsid="00286472" style:font-weight-asian="bold" style:font-weight-complex="bold"/>
    </style:style>
    <style:style style:name="T12" style:family="text">
      <style:text-properties fo:font-weight="bold" officeooo:rsid="00296dd5" style:font-weight-asian="bold" style:font-weight-complex="bold"/>
    </style:style>
    <style:style style:name="T13" style:family="text">
      <style:text-properties officeooo:rsid="0027fcc9"/>
    </style:style>
    <style:style style:name="T14" style:family="text">
      <style:text-properties style:font-name="Ubuntu Mono" fo:font-weight="bold" officeooo:rsid="0027fcc9" style:font-weight-asian="bold" style:font-weight-complex="bold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286472" style:font-weight-asian="bold" style:font-weight-complex="bold"/>
    </style:style>
    <style:style style:name="T17" style:family="text">
      <style:text-properties officeooo:rsid="002930d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valuation n°<text:span text:style-name="T1">3</text:span> – Les Tableaux</text:h>
      <text:h text:style-name="Heading_20_2" text:outline-level="2">Exercice 1</text:h>
      <text:p text:style-name="P2">Soient les tableaux suivants. </text:p>
      <text:p text:style-name="P2">Indiquer si le contenu de chacun de ces tableaux est <text:span text:style-name="T2">correct</text:span> ou <text:span text:style-name="T2">incorrect</text:span>. P<text:span text:style-name="T3">uis, e</text:span>xpliquer l'erreur si le contenu <text:span text:style-name="T4">du tableau</text:span> est <text:span text:style-name="T5">incorrect</text:span>, <text:span text:style-name="T3">ou</text:span><text:span text:style-name="T4"> donner le </text:span><text:span text:style-name="T6">TDO</text:span><text:span text:style-name="T4"> et le </text:span><text:span text:style-name="T6">TDNT</text:span><text:span text:style-name="T4"> correspondant</text:span><text:span text:style-name="T3">s</text:span>.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 table:number-columns-repeated="2"/>
              <table:table-column table:style-name="Tableau2.D"/>
              <table:table-column table:style-name="Tableau2.B"/>
              <table:table-column table:style-name="Tableau2.D"/>
              <table:table-row>
                <table:table-cell table:style-name="Tableau2.A1" office:value-type="string">
                  <text:p text:style-name="P3">t1</text:p>
                </table:table-cell>
                <table:table-cell table:style-name="Tableau2.B1" office:value-type="string">
                  <text:p text:style-name="P4">"Léda"</text:p>
                </table:table-cell>
                <table:table-cell table:style-name="Tableau2.B1" office:value-type="string">
                  <text:p text:style-name="P4">"Europa"</text:p>
                </table:table-cell>
                <table:table-cell table:style-name="Tableau2.B1" office:value-type="string">
                  <text:p text:style-name="P4">15.0</text:p>
                </table:table-cell>
                <table:table-cell table:style-name="Tableau2.B1" office:value-type="string">
                  <text:p text:style-name="P4">8</text:p>
                </table:table-cell>
                <table:table-cell table:style-name="Tableau2.F1" office:value-type="string">
                  <text:p text:style-name="P4">Vrai</text:p>
                </table:table-cell>
              </table:table-row>
              <table:table-row>
                <table:table-cell table:style-name="Tableau2.A1" office:value-type="string">
                  <text:p text:style-name="P5"/>
                </table:table-cell>
                <table:table-cell table:style-name="Tableau2.A1" office:value-type="string">
                  <text:p text:style-name="P4">0</text:p>
                </table:table-cell>
                <table:table-cell table:style-name="Tableau2.A1" office:value-type="string">
                  <text:p text:style-name="P4">1</text:p>
                </table:table-cell>
                <table:table-cell table:style-name="Tableau2.A1" office:value-type="string">
                  <text:p text:style-name="P4">2</text:p>
                </table:table-cell>
                <table:table-cell table:style-name="Tableau2.A1" office:value-type="string">
                  <text:p text:style-name="P4">3</text:p>
                </table:table-cell>
                <table:table-cell table:style-name="Tableau2.A1" office:value-type="string">
                  <text:p text:style-name="P4">4</text:p>
                </table:table-cell>
              </table:table-row>
            </table:table>
            <text:p text:style-name="P6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column table:style-name="Tableau3.D"/>
              <table:table-column table:style-name="Tableau3.B"/>
              <table:table-column table:style-name="Tableau3.D"/>
              <table:table-row>
                <table:table-cell table:style-name="Tableau3.A1" office:value-type="string">
                  <text:p text:style-name="P3">t2</text:p>
                </table:table-cell>
                <table:table-cell table:style-name="Tableau3.B1" office:value-type="string">
                  <text:p text:style-name="P7">1</text:p>
                </table:table-cell>
                <table:table-cell table:style-name="Tableau3.B1" office:value-type="string">
                  <text:p text:style-name="P7">0</text:p>
                </table:table-cell>
                <table:table-cell table:style-name="Tableau3.B1" office:value-type="string">
                  <text:p text:style-name="P7">1</text:p>
                </table:table-cell>
                <table:table-cell table:style-name="Tableau3.B1" office:value-type="string">
                  <text:p text:style-name="P7">3</text:p>
                </table:table-cell>
                <table:table-cell table:style-name="Tableau3.F1" office:value-type="string">
                  <text:p text:style-name="P7">5</text:p>
                </table:table-cell>
              </table:table-row>
              <table:table-row>
                <table:table-cell table:style-name="Tableau3.A1" office:value-type="string">
                  <text:p text:style-name="P8"/>
                </table:table-cell>
                <table:table-cell table:style-name="Tableau3.A1" office:value-type="string">
                  <text:p text:style-name="P4">"A"</text:p>
                </table:table-cell>
                <table:table-cell table:style-name="Tableau3.A1" office:value-type="string">
                  <text:p text:style-name="P4">"B"</text:p>
                </table:table-cell>
                <table:table-cell table:style-name="Tableau3.A1" office:value-type="string">
                  <text:p text:style-name="P4">"C"</text:p>
                </table:table-cell>
                <table:table-cell table:style-name="Tableau3.A1" office:value-type="string">
                  <text:p text:style-name="P4">"D"</text:p>
                </table:table-cell>
                <table:table-cell table:style-name="Tableau3.A1" office:value-type="string">
                  <text:p text:style-name="P4">"E"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10"><text:span text:style-name="T7">Correct</text:span> / Incorrect</text:p>
          </table:table-cell>
          <table:table-cell table:style-name="Tableau1.A2" office:value-type="string">
            <text:p text:style-name="P10">Correct / <text:span text:style-name="T7">Incorrect</text:span></text:p>
          </table:table-cell>
        </table:table-row>
        <table:table-row>
          <table:table-cell table:style-name="Tableau1.A3" office:value-type="string">
            <text:p text:style-name="P11"><text:span text:style-name="T2">Réponse : </text:span></text:p>
            <text:p text:style-name="P12">Un tableau ne peut pas contenir des éléments de types différents. Les éléments d'un tableau doivent tous avoir le même type de donnée.</text:p>
          </table:table-cell>
          <table:table-cell table:style-name="Tableau1.B3" office:value-type="string">
            <text:p text:style-name="P13">Réponse : </text:p>
            <text:p text:style-name="P13"><text:span text:style-name="T8">Les indices d'un tableau peuvent être de type scalaire (entier, caractère ou booléen)</text:span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4">Objet</text:p>
                </table:table-cell>
                <table:table-cell table:style-name="Tableau6.A1" office:value-type="string">
                  <text:p text:style-name="P14">Type/Nature</text:p>
                </table:table-cell>
              </table:table-row>
              <table:table-row table:style-name="Tableau6.2">
                <table:table-cell table:style-name="Tableau6.A2" office:value-type="string">
                  <text:p text:style-name="P15"><text:span text:style-name="T3">t2</text:span></text:p>
                </table:table-cell>
                <table:table-cell table:style-name="Tableau6.A2" office:value-type="string">
                  <text:p text:style-name="P16">tab</text:p>
                </table:table-cell>
              </table:table-row>
              <table:table-row>
                <table:table-cell table:style-name="Tableau6.A3" table:number-columns-spanned="2" office:value-type="string">
                  <text:p text:style-name="P17"/>
                </table:table-cell>
                <table:covered-table-cell/>
              </table:table-row>
              <table:table-row>
                <table:table-cell table:style-name="Tableau6.A1" table:number-columns-spanned="2" office:value-type="string">
                  <text:p text:style-name="P14">TDNT</text:p>
                </table:table-cell>
                <table:covered-table-cell/>
              </table:table-row>
              <table:table-row table:style-name="Tableau6.2">
                <table:table-cell table:style-name="Tableau6.A2" table:number-columns-spanned="2" office:value-type="string">
                  <text:p text:style-name="P18">tab = tableau de 5 entier</text:p>
                </table:table-cell>
                <table:covered-table-cell/>
              </table:table-row>
            </table:table>
          </table:table-cell>
        </table:table-row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 table:number-columns-repeated="7"/>
              <table:table-row>
                <table:table-cell table:style-name="Tableau4.A1" office:value-type="string">
                  <text:p text:style-name="P19">t<text:span text:style-name="T4">3</text:span></text:p>
                </table:table-cell>
                <table:table-cell table:style-name="Tableau4.B1" office:value-type="string">
                  <text:p text:style-name="P7">10</text:p>
                </table:table-cell>
                <table:table-cell table:style-name="Tableau4.B1" office:value-type="string">
                  <text:p text:style-name="P7">70</text:p>
                </table:table-cell>
                <table:table-cell table:style-name="Tableau4.B1" office:value-type="string">
                  <text:p text:style-name="P7">20</text:p>
                </table:table-cell>
                <table:table-cell table:style-name="Tableau4.B1" office:value-type="string">
                  <text:p text:style-name="P7">60</text:p>
                </table:table-cell>
                <table:table-cell table:style-name="Tableau4.B1" office:value-type="string">
                  <text:p text:style-name="P7">30</text:p>
                </table:table-cell>
                <table:table-cell table:style-name="Tableau4.B1" office:value-type="string">
                  <text:p text:style-name="P7">50</text:p>
                </table:table-cell>
                <table:table-cell table:style-name="Tableau4.H1" office:value-type="string">
                  <text:p text:style-name="P7">40</text:p>
                </table:table-cell>
              </table:table-row>
              <table:table-row>
                <table:table-cell table:style-name="Tableau4.A1" office:value-type="string">
                  <text:p text:style-name="P20"/>
                </table:table-cell>
                <table:table-cell table:style-name="Tableau4.A1" office:value-type="string">
                  <text:p text:style-name="P21">-<text:span text:style-name="T4">3</text:span></text:p>
                </table:table-cell>
                <table:table-cell table:style-name="Tableau4.A1" office:value-type="string">
                  <text:p text:style-name="P21">-<text:span text:style-name="T4">2</text:span></text:p>
                </table:table-cell>
                <table:table-cell table:style-name="Tableau4.A1" office:value-type="string">
                  <text:p text:style-name="P21">-<text:span text:style-name="T4">1</text:span></text:p>
                </table:table-cell>
                <table:table-cell table:style-name="Tableau4.A1" office:value-type="string">
                  <text:p text:style-name="P7">0</text:p>
                </table:table-cell>
                <table:table-cell table:style-name="Tableau4.A1" office:value-type="string">
                  <text:p text:style-name="P7">1</text:p>
                </table:table-cell>
                <table:table-cell table:style-name="Tableau4.A1" office:value-type="string">
                  <text:p text:style-name="P7">2</text:p>
                </table:table-cell>
                <table:table-cell table:style-name="Tableau4.A1" office:value-type="string">
                  <text:p text:style-name="P7">3</text:p>
                </table:table-cell>
              </table:table-row>
            </table:table>
            <text:p text:style-name="P22"/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 table:number-columns-repeated="7"/>
              <table:table-row>
                <table:table-cell table:style-name="Tableau17.A1" office:value-type="string">
                  <text:p text:style-name="P19">t<text:span text:style-name="T4">4</text:span></text:p>
                </table:table-cell>
                <table:table-cell table:style-name="Tableau17.B1" office:value-type="string">
                  <text:p text:style-name="P7">11.0</text:p>
                </table:table-cell>
                <table:table-cell table:style-name="Tableau17.B1" office:value-type="string">
                  <text:p text:style-name="P7">71.0</text:p>
                </table:table-cell>
                <table:table-cell table:style-name="Tableau17.B1" office:value-type="string">
                  <text:p text:style-name="P7">21.0</text:p>
                </table:table-cell>
                <table:table-cell table:style-name="Tableau17.B1" office:value-type="string">
                  <text:p text:style-name="P7">61.0</text:p>
                </table:table-cell>
                <table:table-cell table:style-name="Tableau17.B1" office:value-type="string">
                  <text:p text:style-name="P7">31.0</text:p>
                </table:table-cell>
                <table:table-cell table:style-name="Tableau17.B1" office:value-type="string">
                  <text:p text:style-name="P7">51.0</text:p>
                </table:table-cell>
                <table:table-cell table:style-name="Tableau17.H1" office:value-type="string">
                  <text:p text:style-name="P7">41.0</text:p>
                </table:table-cell>
              </table:table-row>
              <table:table-row>
                <table:table-cell table:style-name="Tableau17.A1" office:value-type="string">
                  <text:p text:style-name="P20"/>
                </table:table-cell>
                <table:table-cell table:style-name="Tableau17.A1" office:value-type="string">
                  <text:p text:style-name="P7">10</text:p>
                </table:table-cell>
                <table:table-cell table:style-name="Tableau17.A1" office:value-type="string">
                  <text:p text:style-name="P7">13</text:p>
                </table:table-cell>
                <table:table-cell table:style-name="Tableau17.A1" office:value-type="string">
                  <text:p text:style-name="P7">16</text:p>
                </table:table-cell>
                <table:table-cell table:style-name="Tableau17.A1" office:value-type="string">
                  <text:p text:style-name="P7">19</text:p>
                </table:table-cell>
                <table:table-cell table:style-name="Tableau17.A1" office:value-type="string">
                  <text:p text:style-name="P7">22</text:p>
                </table:table-cell>
                <table:table-cell table:style-name="Tableau17.A1" office:value-type="string">
                  <text:p text:style-name="P7">25</text:p>
                </table:table-cell>
                <table:table-cell table:style-name="Tableau17.A1" office:value-type="string">
                  <text:p text:style-name="P7">28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eau1.A2" office:value-type="string">
            <text:p text:style-name="P10">Correct / Incorrect</text:p>
          </table:table-cell>
          <table:table-cell table:style-name="Tableau1.A2" office:value-type="string">
            <text:p text:style-name="P10">Correct / Incorrect</text:p>
          </table:table-cell>
        </table:table-row>
        <table:table-row>
          <table:table-cell table:style-name="Tableau1.B3" office:value-type="string">
            <text:p text:style-name="P13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3" office:value-type="string">
            <text:p text:style-name="P13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 table:number-columns-repeated="2"/>
              <table:table-row>
                <table:table-cell table:style-name="Tableau18.A1" office:value-type="string">
                  <text:p text:style-name="P19">t<text:span text:style-name="T4">5</text:span></text:p>
                </table:table-cell>
                <table:table-cell table:style-name="Tableau18.B1" office:value-type="string">
                  <text:p text:style-name="P7">"Ganymède"</text:p>
                </table:table-cell>
                <table:table-cell table:style-name="Tableau18.C1" office:value-type="string">
                  <text:p text:style-name="P7">"Calisto"</text:p>
                </table:table-cell>
              </table:table-row>
              <table:table-row>
                <table:table-cell table:style-name="Tableau18.A1" office:value-type="string">
                  <text:p text:style-name="P20"/>
                </table:table-cell>
                <table:table-cell table:style-name="Tableau18.A1" office:value-type="string">
                  <text:p text:style-name="P7">Faux</text:p>
                </table:table-cell>
                <table:table-cell table:style-name="Tableau18.A1" office:value-type="string">
                  <text:p text:style-name="P7">Vrai</text:p>
                </table:table-cell>
              </table:table-row>
            </table:table>
            <text:p text:style-name="P22"/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 table:number-columns-repeated="7"/>
              <table:table-row>
                <table:table-cell table:style-name="Tableau19.A1" office:value-type="string">
                  <text:p text:style-name="P19">t<text:span text:style-name="T4">6</text:span></text:p>
                </table:table-cell>
                <table:table-cell table:style-name="Tableau19.B1" office:value-type="string">
                  <text:p text:style-name="P23">1</text:p>
                </table:table-cell>
                <table:table-cell table:style-name="Tableau19.B1" office:value-type="string">
                  <text:p text:style-name="P23">2</text:p>
                </table:table-cell>
                <table:table-cell table:style-name="Tableau19.B1" office:value-type="string">
                  <text:p text:style-name="P23">3</text:p>
                </table:table-cell>
                <table:table-cell table:style-name="Tableau19.B1" office:value-type="string">
                  <text:p text:style-name="P23">4</text:p>
                </table:table-cell>
                <table:table-cell table:style-name="Tableau19.B1" office:value-type="string">
                  <text:p text:style-name="P23">5</text:p>
                </table:table-cell>
                <table:table-cell table:style-name="Tableau19.B1" office:value-type="string">
                  <text:p text:style-name="P23">6</text:p>
                </table:table-cell>
                <table:table-cell table:style-name="Tableau19.H1" office:value-type="string">
                  <text:p text:style-name="P23">7</text:p>
                </table:table-cell>
              </table:table-row>
              <table:table-row>
                <table:table-cell table:style-name="Tableau19.A1" office:value-type="string">
                  <text:p text:style-name="P20"/>
                </table:table-cell>
                <table:table-cell table:style-name="Tableau19.A1" office:value-type="string">
                  <text:p text:style-name="P23">1.0</text:p>
                </table:table-cell>
                <table:table-cell table:style-name="Tableau19.A1" office:value-type="string">
                  <text:p text:style-name="P23">1.5</text:p>
                </table:table-cell>
                <table:table-cell table:style-name="Tableau19.A1" office:value-type="string">
                  <text:p text:style-name="P23">2.0</text:p>
                </table:table-cell>
                <table:table-cell table:style-name="Tableau19.A1" office:value-type="string">
                  <text:p text:style-name="P23">2.5</text:p>
                </table:table-cell>
                <table:table-cell table:style-name="Tableau19.A1" office:value-type="string">
                  <text:p text:style-name="P23">3.0</text:p>
                </table:table-cell>
                <table:table-cell table:style-name="Tableau19.A1" office:value-type="string">
                  <text:p text:style-name="P23">3.5</text:p>
                </table:table-cell>
                <table:table-cell table:style-name="Tableau19.A1" office:value-type="string">
                  <text:p text:style-name="P23">4.0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eau1.A2" office:value-type="string">
            <text:p text:style-name="P10">Correct / Incorrect</text:p>
          </table:table-cell>
          <table:table-cell table:style-name="Tableau1.A2" office:value-type="string">
            <text:p text:style-name="P10">Correct / Incorrect</text:p>
          </table:table-cell>
        </table:table-row>
        <table:table-row>
          <table:table-cell table:style-name="Tableau1.B3" office:value-type="string">
            <text:p text:style-name="P13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3" office:value-type="string">
            <text:p text:style-name="P13">Réponse 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h text:style-name="Heading_20_2" text:outline-level="2"><text:soft-page-break/><text:span text:style-name="T3">E</text:span>xercice 2</text:h>
      <text:p text:style-name="Normal">Soit la séquence d'instructions suivante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4">Algorithme Inconnu</text:p>
            <text:p text:style-name="P24">Début</text:p>
            <text:p text:style-name="P24"><text:s text:c="2"/><text:span text:style-name="T2">// Étape 1</text:span></text:p>
            <text:p text:style-name="P24"><text:s text:c="2"/>Répéter</text:p>
            <text:p text:style-name="P24"><text:s text:c="4"/>Écrire("n ? ") ; Lire(n)</text:p>
            <text:p text:style-name="P24"><text:s text:c="2"/>Jusqu'à 3 ≤ n ≤ 39</text:p>
            <text:p text:style-name="P24"><text:s text:c="2"/><text:span text:style-name="T2">// Étape 2</text:span></text:p>
            <text:p text:style-name="P24"><text:s text:c="2"/>Pour i de 0 à n-1 Faire</text:p>
            <text:p text:style-name="P25"><text:s text:c="4"/><text:span text:style-name="T9">Répéter</text:span></text:p>
            <text:p text:style-name="P25"><text:s text:c="6"/>Écrire("T[", i, "] ? ");Lire(t[i])</text:p>
            <text:p text:style-name="P25"><text:s text:c="4"/><text:span text:style-name="T9">Jusqu'à (-50 ≤ t[i] ≤ 50)</text:span></text:p>
            <text:p text:style-name="P24"><text:s text:c="2"/>Fin Pour</text:p>
            <text:p text:style-name="P24"><text:s text:c="2"/><text:span text:style-name="T2">// Étape 3</text:span></text:p>
            <text:p text:style-name="P24"><text:s text:c="2"/>d ← 0</text:p>
            <text:p text:style-name="P24"><text:s text:c="2"/>f ← n-1</text:p>
            <text:p text:style-name="P24"><text:s text:c="2"/>Pour i de 0 à n-1 Faire</text:p>
            <text:p text:style-name="P24"><text:s text:c="4"/>Si t[i] &lt; 0 Alors</text:p>
            <text:p text:style-name="P24"><text:s text:c="6"/>t2[d] ← -t[i]</text:p>
            <text:p text:style-name="P24"><text:s text:c="6"/><text:span text:style-name="T10">d ← d + 1</text:span></text:p>
            <text:p text:style-name="P24"><text:s text:c="4"/><text:span text:style-name="T10">Sinon</text:span></text:p>
            <text:p text:style-name="P24"><text:s text:c="6"/><text:span text:style-name="T10">t2[f] ← 2 * t[i]</text:span></text:p>
            <text:p text:style-name="P24"><text:s text:c="6"/><text:span text:style-name="T10">f ← f - 1</text:span></text:p>
            <text:p text:style-name="P24"><text:s text:c="4"/><text:span text:style-name="T10">Fin Si</text:span></text:p>
            <text:p text:style-name="P24"><text:s text:c="2"/><text:span text:style-name="T10">Fin Pour</text:span></text:p>
            <text:p text:style-name="P25"><text:s text:c="2"/><text:span text:style-name="T2">// </text:span><text:span text:style-name="T11">Étape 4</text:span></text:p>
            <text:p text:style-name="P25"><text:s text:c="2"/><text:span text:style-name="T10">Pour i de 0 à </text:span><text:span text:style-name="T9">n</text:span><text:span text:style-name="T10"> – 1 Faire</text:span></text:p>
            <text:p text:style-name="P25"><text:s text:c="4"/><text:span text:style-name="T10">Écrire(t2[i])</text:span></text:p>
            <text:p text:style-name="P25"><text:s text:c="2"/><text:span text:style-name="T10">Fin Pour</text:span></text:p>
            <text:p text:style-name="P24"><text:s text:c="2"/><text:span text:style-name="T2">// </text:span><text:span text:style-name="T11">Étape </text:span><text:span text:style-name="T12">5</text:span></text:p>
            <text:p text:style-name="P24"><text:s text:c="2"/><text:span text:style-name="T10">Pour i de 0 à d – 1 Faire</text:span></text:p>
            <text:p text:style-name="P24"><text:s text:c="4"/><text:span text:style-name="T10">Écrire(t2[i])</text:span></text:p>
            <text:p text:style-name="P24"><text:s text:c="2"/><text:span text:style-name="T10">Fin Pour</text:span></text:p>
            <text:p text:style-name="P26"><text:s text:c="2"/><text:span text:style-name="T2">// </text:span><text:span text:style-name="T11">Étape </text:span><text:span text:style-name="T12">6</text:span></text:p>
            <text:p text:style-name="P26"><text:s text:c="2"/><text:span text:style-name="T10">Pour i de n-1 à d Faire [pas=-1</text:span><text:span text:style-name="T9">]</text:span></text:p>
            <text:p text:style-name="P26"><text:s text:c="4"/><text:span text:style-name="T10">Écrire(t2[i])</text:span></text:p>
            <text:p text:style-name="P26"><text:s text:c="2"/><text:span text:style-name="T10">Fin Pour</text:span> <text:s/></text:p>
            <text:p text:style-name="P27"><text:span text:style-name="T13">Fin</text:span></text:p>
          </table:table-cell>
          <table:table-cell table:style-name="Tableau5.B1" office:value-type="string">
            <text:list text:style-name="L1">
              <text:list-item>
                <text:p text:style-name="P28">Compléter le TDO et le TDNT relatifs à cette séquence.</text:p>
              </text:list-item>
            </text:list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29">Objet</text:p>
                </table:table-cell>
                <table:table-cell table:style-name="Tableau7.A1" office:value-type="string">
                  <text:p text:style-name="P29">Type/Nature</text:p>
                </table:table-cell>
              </table:table-row>
              <table:table-row>
                <table:table-cell table:style-name="Tableau7.A1" office:value-type="string">
                  <text:p text:style-name="P30"/>
                  <text:p text:style-name="P30"/>
                </table:table-cell>
                <table:table-cell table:style-name="Tableau7.A1" office:value-type="string">
                  <text:p text:style-name="Sans_20_interligne"/>
                </table:table-cell>
              </table:table-row>
              <table:table-row>
                <table:table-cell table:style-name="Tableau7.A3" table:number-columns-spanned="2" office:value-type="string">
                  <text:p text:style-name="Sans_20_interligne"/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29">TDNT</text:p>
                </table:table-cell>
                <table:covered-table-cell/>
              </table:table-row>
              <table:table-row>
                <table:table-cell table:style-name="Tableau7.A1" table:number-columns-spanned="2" office:value-type="string">
                  <text:p text:style-name="P31"/>
                </table:table-cell>
                <table:covered-table-cell/>
              </table:table-row>
            </table:table>
            <text:list text:continue-numbering="true" text:style-name="L1">
              <text:list-item>
                <text:p text:style-name="P32">Donner le rôle de l'<text:span text:style-name="T14">Étape </text:span><text:span text:style-name="T15">1</text:span>  et de l'<text:span text:style-name="T14">Étape </text:span><text:span text:style-name="T15">2 </text:span>?</text:p>
                <text:p text:style-name="P32">…………………………………………………</text:p>
                <text:p text:style-name="P32">…………………………………………………</text:p>
                <text:p text:style-name="P32">…………………………………………………</text:p>
                <text:p text:style-name="P32">…………………………………………………</text:p>
              </text:list-item>
              <text:list-item>
                <text:p text:style-name="P33">Indiquer le contenu du tableau <text:span text:style-name="Police_20_par_20_défaut"><text:span text:style-name="T15">t</text:span></text:span><text:span text:style-name="Police_20_par_20_défaut"><text:span text:style-name="T16">2</text:span></text:span> après l'exécution de <text:span text:style-name="T10">la</text:span> séquence <text:span text:style-name="T14">Étape 3</text:span> <text:span text:style-name="T10">pour </text:span><text:span text:style-name="T16">n = 10</text:span><text:span text:style-name="T10"> et les valeurs suivantes du tableau </text:span><text:span text:style-name="T16">t</text:span>.</text:p>
              </text:list-item>
            </text:list>
            <table:table table:name="Tableau8" table:style-name="Tableau8">
              <table:table-column table:style-name="Tableau8.A" table:number-columns-repeated="4"/>
              <table:table-column table:style-name="Tableau8.E"/>
              <table:table-column table:style-name="Tableau8.A" table:number-columns-repeated="2"/>
              <table:table-column table:style-name="Tableau8.E"/>
              <table:table-column table:style-name="Tableau8.A" table:number-columns-repeated="2"/>
              <table:table-column table:style-name="Tableau8.E"/>
              <table:table-row>
                <table:table-cell table:style-name="Tableau8.A1" office:value-type="string">
                  <text:p text:style-name="P34">t</text:p>
                </table:table-cell>
                <table:table-cell table:style-name="Tableau8.B1" office:value-type="string">
                  <text:p text:style-name="P35">-2</text:p>
                </table:table-cell>
                <table:table-cell table:style-name="Tableau8.B1" office:value-type="string">
                  <text:p text:style-name="P35">-10</text:p>
                </table:table-cell>
                <table:table-cell table:style-name="Tableau8.B1" office:value-type="string">
                  <text:p text:style-name="P35">2</text:p>
                </table:table-cell>
                <table:table-cell table:style-name="Tableau8.B1" office:value-type="string">
                  <text:p text:style-name="P35">3</text:p>
                </table:table-cell>
                <table:table-cell table:style-name="Tableau8.B1" office:value-type="string">
                  <text:p text:style-name="P35">8</text:p>
                </table:table-cell>
                <table:table-cell table:style-name="Tableau8.B1" office:value-type="string">
                  <text:p text:style-name="P35">-6</text:p>
                </table:table-cell>
                <table:table-cell table:style-name="Tableau8.B1" office:value-type="string">
                  <text:p text:style-name="P35">-3</text:p>
                </table:table-cell>
                <table:table-cell table:style-name="Tableau8.B1" office:value-type="string">
                  <text:p text:style-name="P35">10</text:p>
                </table:table-cell>
                <table:table-cell table:style-name="Tableau8.B1" office:value-type="string">
                  <text:p text:style-name="P35">-1</text:p>
                </table:table-cell>
                <table:table-cell table:style-name="Tableau8.K1" office:value-type="string">
                  <text:p text:style-name="P35">-<text:span text:style-name="T17">5</text:span></text:p>
                </table:table-cell>
              </table:table-row>
              <table:table-row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7">0</text:p>
                </table:table-cell>
                <table:table-cell table:style-name="Tableau8.A1" office:value-type="string">
                  <text:p text:style-name="P37">1</text:p>
                </table:table-cell>
                <table:table-cell table:style-name="Tableau8.A1" office:value-type="string">
                  <text:p text:style-name="P37">2</text:p>
                </table:table-cell>
                <table:table-cell table:style-name="Tableau8.A1" office:value-type="string">
                  <text:p text:style-name="P37">3</text:p>
                </table:table-cell>
                <table:table-cell table:style-name="Tableau8.A1" office:value-type="string">
                  <text:p text:style-name="P37">4</text:p>
                </table:table-cell>
                <table:table-cell table:style-name="Tableau8.A1" office:value-type="string">
                  <text:p text:style-name="P37">5</text:p>
                </table:table-cell>
                <table:table-cell table:style-name="Tableau8.A1" office:value-type="string">
                  <text:p text:style-name="P37">6</text:p>
                </table:table-cell>
                <table:table-cell table:style-name="Tableau8.A1" office:value-type="string">
                  <text:p text:style-name="P37">7</text:p>
                </table:table-cell>
                <table:table-cell table:style-name="Tableau8.A1" office:value-type="string">
                  <text:p text:style-name="P37">8</text:p>
                </table:table-cell>
                <table:table-cell table:style-name="Tableau8.A1" office:value-type="string">
                  <text:p text:style-name="P37">9</text:p>
                </table:table-cell>
              </table:table-row>
              <table:table-row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office:value-type="string">
                  <text:p text:style-name="P34">t2</text:p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B1" office:value-type="string">
                  <text:p text:style-name="P39"/>
                </table:table-cell>
                <table:table-cell table:style-name="Tableau8.K1" office:value-type="string">
                  <text:p text:style-name="P39"/>
                </table:table-cell>
              </table:table-row>
              <table:table-row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7">0</text:p>
                </table:table-cell>
                <table:table-cell table:style-name="Tableau8.A1" office:value-type="string">
                  <text:p text:style-name="P37">1</text:p>
                </table:table-cell>
                <table:table-cell table:style-name="Tableau8.A1" office:value-type="string">
                  <text:p text:style-name="P37">2</text:p>
                </table:table-cell>
                <table:table-cell table:style-name="Tableau8.A1" office:value-type="string">
                  <text:p text:style-name="P37">3</text:p>
                </table:table-cell>
                <table:table-cell table:style-name="Tableau8.A1" office:value-type="string">
                  <text:p text:style-name="P37">4</text:p>
                </table:table-cell>
                <table:table-cell table:style-name="Tableau8.A1" office:value-type="string">
                  <text:p text:style-name="P37">5</text:p>
                </table:table-cell>
                <table:table-cell table:style-name="Tableau8.A1" office:value-type="string">
                  <text:p text:style-name="P37">6</text:p>
                </table:table-cell>
                <table:table-cell table:style-name="Tableau8.A1" office:value-type="string">
                  <text:p text:style-name="P37">7</text:p>
                </table:table-cell>
                <table:table-cell table:style-name="Tableau8.A1" office:value-type="string">
                  <text:p text:style-name="P37">8</text:p>
                </table:table-cell>
                <table:table-cell table:style-name="Tableau8.A1" office:value-type="string">
                  <text:p text:style-name="P37">9</text:p>
                </table:table-cell>
              </table:table-row>
            </table:table>
            <text:list text:continue-numbering="true" text:style-name="L1">
              <text:list-item>
                <text:p text:style-name="P32">Quel est l'affichage de l'<text:span text:style-name="T14">Étape </text:span><text:span text:style-name="T15">5</text:span> ?</text:p>
                <text:p text:style-name="P32">…………………………………………………</text:p>
                <text:p text:style-name="P32">…………………………………………………</text:p>
              </text:list-item>
              <text:list-item>
                <text:p text:style-name="P32">Quel est l'affichage de l'<text:span text:style-name="T14">Étape </text:span><text:span text:style-name="T15">6</text:span> ?</text:p>
                <text:p text:style-name="P32">…………………………………………………</text:p>
                <text:p text:style-name="P32">…………………………………………………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Bub" svg:font-family="Bub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4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officeooo:rsid="0027fcc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<text:span text:style-name="MT1">3</text:span> – Les Tableaux</text:p>
      </style:header>
      <style:header-first>
        <text:p text:style-name="Header"/>
      </style:header-first>
      <style:footer>
        <text:p text:style-name="MP2">Page <text:page-number text:select-page="current" text:page-adjust="1">2</text:page-number><text:s/>sur <text:page-count>2</text:page-count></text:p>
      </style:footer>
      <style:footer-first>
        <text:p text:style-name="MP2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3">Évaluation n°2 – Les Tableaux</text:p>
      </style:header>
      <style:header-first>
        <text:p text:style-name="Normal"/>
      </style:header-first>
      <style:footer>
        <text:p text:style-name="MP4">Page <text:page-number text:select-page="current" text:page-adjust="1">1</text:page-number><text:s/>sur <text:page-count>2</text:page-count></text:p>
      </style:footer>
      <style:footer-first>
        <text:p text:style-name="MP4">Page <text:page-number style:num-format="1" text:select-page="current" text:page-adjust="1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22T18:36:06.896000000</dc:date>
    <meta:editing-cycles>6</meta:editing-cycles>
    <meta:editing-duration>PT20M39S</meta:editing-duration>
    <meta:document-statistic meta:table-count="11" meta:image-count="0" meta:object-count="0" meta:page-count="2" meta:paragraph-count="189" meta:word-count="456" meta:character-count="2149" meta:non-whitespace-character-count="1768"/>
    <meta:template xlink:type="simple" xlink:actuate="onRequest" xlink:title="" xlink:href="Normal.dotm"/>
  </office:meta>
</office:document-meta>
</file>